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D00000134A16BAC43.png" manifest:media-type="image/png"/>
  <manifest:file-entry manifest:full-path="Pictures/10000001000005BC000001AD75566F2F.png" manifest:media-type="image/png"/>
  <manifest:file-entry manifest:full-path="Pictures/10000001000002830000016D69833D66.png" manifest:media-type="image/png"/>
  <manifest:file-entry manifest:full-path="Pictures/10000001000002D600000270FFD6966D.png" manifest:media-type="image/png"/>
  <manifest:file-entry manifest:full-path="Pictures/10000001000004660000017613E47A97.png" manifest:media-type="image/png"/>
  <manifest:file-entry manifest:full-path="Pictures/100000010000050900000183113C56B7.png" manifest:media-type="image/png"/>
  <manifest:file-entry manifest:full-path="Pictures/1000000100000438000003CEF5873A32.png" manifest:media-type="image/png"/>
  <manifest:file-entry manifest:full-path="Pictures/1000000100000370000001ECE07F7194.png" manifest:media-type="image/png"/>
  <manifest:file-entry manifest:full-path="Pictures/10000001000002A1000000967B251A3C.png" manifest:media-type="image/png"/>
  <manifest:file-entry manifest:full-path="Pictures/10000001000006380000013C40624763.png" manifest:media-type="image/png"/>
  <manifest:file-entry manifest:full-path="Pictures/100000010000033000000214DFAA57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11ccc" officeooo:paragraph-rsid="00011ccc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cm" svg:y="0.333cm" svg:width="17cm" svg:height="11.083cm" draw:z-index="0"><draw:image xlink:href="Pictures/100000010000033000000214DFAA57A3.png" xlink:type="simple" xlink:show="embed" xlink:actuate="onLoad" draw:mime-type="image/png"/></draw:frame><text:s/></text:p>
      <text:p text:style-name="Standard"><draw:frame draw:style-name="fr2" draw:name="Image2" text:anchor-type="char" svg:x="0cm" svg:y="4.725cm" svg:width="17cm" svg:height="3.789cm" draw:z-index="1"><draw:image xlink:href="Pictures/10000001000002A1000000967B251A3C.png" xlink:type="simple" xlink:show="embed" xlink:actuate="onLoad" draw:mime-type="image/png"/></draw:frame><text:s/></text:p>
      <text:p text:style-name="Standard"><text:s/></text:p>
      <text:p text:style-name="Standard"/>
      <text:p text:style-name="P2"><draw:frame draw:style-name="fr2" draw:name="Image3" text:anchor-type="char" svg:x="0.568cm" svg:y="0.545cm" svg:width="14.744cm" svg:height="13.296cm" draw:z-index="2"><draw:image xlink:href="Pictures/1000000100000438000003CEF5873A32.png" xlink:type="simple" xlink:show="embed" xlink:actuate="onLoad" draw:mime-type="image/png"/></draw:frame><draw:frame draw:style-name="fr2" draw:name="Image4" text:anchor-type="char" svg:x="-0.409cm" svg:y="15.274cm" svg:width="17cm" svg:height="9.504cm" draw:z-index="3"><draw:image xlink:href="Pictures/1000000100000370000001ECE07F7194.png" xlink:type="simple" xlink:show="embed" xlink:actuate="onLoad" draw:mime-type="image/png"/></draw:frame><text:s/></text:p>
      <text:p text:style-name="Standard"/>
      <text:p text:style-name="P2"><draw:frame draw:style-name="fr1" draw:name="Image5" text:anchor-type="char" svg:width="17cm" svg:height="5.646cm" draw:z-index="4"><draw:image xlink:href="Pictures/10000001000004660000017613E47A97.png" xlink:type="simple" xlink:show="embed" xlink:actuate="onLoad" draw:mime-type="image/png"/></draw:frame><text:s/></text:p>
      <text:p text:style-name="Standard"><draw:frame draw:style-name="fr2" draw:name="Image6" text:anchor-type="char" svg:x="0cm" svg:y="0.667cm" svg:width="17cm" svg:height="9.65cm" draw:z-index="5"><draw:image xlink:href="Pictures/10000001000002830000016D69833D66.png" xlink:type="simple" xlink:show="embed" xlink:actuate="onLoad" draw:mime-type="image/png"/></draw:frame><text:s/></text:p>
      <text:p text:style-name="Standard"/>
      <text:p text:style-name="Standard"><draw:frame draw:style-name="fr1" draw:name="Image7" text:anchor-type="char" svg:width="17cm" svg:height="4.967cm" draw:z-index="6"><draw:image xlink:href="Pictures/10000001000005BC000001AD75566F2F.png" xlink:type="simple" xlink:show="embed" xlink:actuate="onLoad" draw:mime-type="image/png"/></draw:frame><text:s/></text:p>
      <text:p text:style-name="Standard"/>
      <text:p text:style-name="P2"><draw:frame draw:style-name="fr1" draw:name="Image8" text:anchor-type="char" svg:width="17cm" svg:height="14.61cm" draw:z-index="7"><draw:image xlink:href="Pictures/10000001000002D600000270FFD6966D.png" xlink:type="simple" xlink:show="embed" xlink:actuate="onLoad" draw:mime-type="image/png"/></draw:frame><text:s/></text:p>
      <text:p text:style-name="Standard"><draw:frame draw:style-name="fr1" draw:name="Image9" text:anchor-type="char" svg:width="17cm" svg:height="5.103cm" draw:z-index="8"><draw:image xlink:href="Pictures/100000010000050900000183113C56B7.png" xlink:type="simple" xlink:show="embed" xlink:actuate="onLoad" draw:mime-type="image/png"/></draw:frame><text:s/></text:p>
      <text:p text:style-name="Standard"><draw:frame draw:style-name="fr1" draw:name="Image10" text:anchor-type="char" svg:width="17cm" svg:height="3.373cm" draw:z-index="9"><draw:image xlink:href="Pictures/10000001000006380000013C40624763.png" xlink:type="simple" xlink:show="embed" xlink:actuate="onLoad" draw:mime-type="image/png"/></draw:frame><text:s/></text:p>
      <text:p text:style-name="Standard"><draw:frame draw:style-name="fr1" draw:name="Image11" text:anchor-type="char" svg:width="17cm" svg:height="5.759cm" draw:z-index="10"><draw:image xlink:href="Pictures/100000010000038D00000134A16BAC43.png" xlink:type="simple" xlink:show="embed" xlink:actuate="onLoad" draw:mime-type="image/png"/></draw:frame><text:soft-page-break/><text:s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11ccc" officeooo:paragraph-rsid="00011cc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iego Pastrana Monz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08:20:02.089243703</meta:creation-date>
    <dc:date>2025-02-06T09:16:51.244753206</dc:date>
    <meta:editing-duration>PT40M8S</meta:editing-duration>
    <meta:editing-cycles>5</meta:editing-cycles>
    <meta:generator>LibreOffice/24.2.7.2$Linux_X86_64 LibreOffice_project/420$Build-2</meta:generator>
    <meta:document-statistic meta:table-count="0" meta:image-count="11" meta:object-count="0" meta:page-count="5" meta:paragraph-count="12" meta:word-count="3" meta:character-count="32" meta:non-whitespace-character-count="19"/>
  </office:meta>
</office:document-meta>
</file>